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InfoModifier.setPrincipal( String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setLdapPort( int lda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ConnectionInfo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InfoModifier.setCredentials( String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setPasscode(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getConne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InfoModifier.setKrb5Port( int krb5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Modifier.ConnectionInfoModifier( ConnectionInfo 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InfoModifier.setUseLdaps( boolean useLd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